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b3b3b3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fill-color="#b3b3b3" draw:textarea-horizontal-align="center" draw:textarea-vertical-align="middle" fo:padding-top="0.05cm" fo:padding-bottom="0.05cm" fo:padding-left="0.1cm" fo:padding-right="0.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666666" fo:font-size="20pt"/>
    </style:style>
    <style:style style:name="P3" style:family="paragraph">
      <style:paragraph-properties fo:margin-left="0cm" fo:margin-right="0cm" fo:text-indent="0cm"/>
      <style:text-properties fo:color="#666666" fo:font-size="10pt" fo:font-style="italic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4c4c4c" fo:font-size="16pt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color="#4c4c4c" fo:font-size="16pt"/>
    </style:style>
    <style:style style:name="P8" style:family="paragraph">
      <style:paragraph-properties fo:margin-left="0cm" fo:margin-right="0cm" fo:text-align="center" fo:text-indent="0cm"/>
      <style:text-properties fo:color="#4c4c4c" fo:font-size="16pt" style:font-size-asian="24pt" style:font-size-complex="24pt"/>
    </style:style>
    <style:style style:name="P9" style:family="paragraph">
      <style:paragraph-properties fo:text-align="center"/>
    </style:style>
    <style:style style:name="T1" style:family="text">
      <style:text-properties fo:color="#666666" fo:font-size="20pt"/>
    </style:style>
    <style:style style:name="T2" style:family="text">
      <style:text-properties fo:color="#666666" fo:font-size="10pt" fo:font-style="italic"/>
    </style:style>
    <style:style style:name="T3" style:family="text">
      <style:text-properties fo:color="#4c4c4c" fo:font-size="16pt"/>
    </style:style>
    <style:style style:name="T4" style:family="text">
      <style:text-properties fo:color="#4c4c4c" fo:font-size="16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65cm" svg:height="0.997cm" svg:x="2.898cm" svg:y="1.661cm">
          <draw:text-box>
            <text:p text:style-name="P1"><text:span text:style-name="T1">Sesame API dependencies</text:span></text:p>
          </draw:text-box>
        </draw:frame>
        <draw:frame draw:style-name="gr1" draw:text-style-name="P3" draw:layer="layout" svg:width="8.77cm" svg:height="0.599cm" svg:x="1.799cm" svg:y="2.533cm">
          <draw:text-box>
            <text:p text:style-name="P1"><text:span text:style-name="T2">Overview of Sesame APIs and how one is based on the other</text:span></text:p>
          </draw:text-box>
        </draw:frame>
        <draw:rect draw:style-name="gr2" draw:text-style-name="P5" draw:layer="layout" svg:width="7.75cm" svg:height="0.75cm" svg:x="1.963cm" svg:y="5.908cm">
          <text:p text:style-name="P4"><text:span text:style-name="T3">rio</text:span></text:p>
        </draw:rect>
        <draw:rect draw:style-name="gr2" draw:text-style-name="P7" draw:layer="layout" svg:width="2.625cm" svg:height="0.75cm" svg:x="1.963cm" svg:y="4.158cm">
          <text:p text:style-name="P6"><text:span text:style-name="T3">repository</text:span></text:p>
        </draw:rect>
        <draw:rect draw:style-name="gr2" draw:text-style-name="P8" draw:layer="layout" svg:width="13.75cm" svg:height="0.75cm" svg:x="1.963cm" svg:y="6.783cm">
          <text:p text:style-name="P4"><text:span text:style-name="T4">rdf model</text:span></text:p>
        </draw:rect>
        <draw:rect draw:style-name="gr3" draw:text-style-name="P7" draw:layer="layout" svg:width="5.875cm" svg:height="1.625cm" svg:x="9.838cm" svg:y="5.033cm">
          <text:p text:style-name="P6"><text:span text:style-name="T3">query algebra</text:span></text:p>
        </draw:rect>
        <draw:rect draw:style-name="gr2" draw:text-style-name="P7" draw:layer="layout" svg:width="7.75cm" svg:height="0.75cm" svg:x="1.963cm" svg:y="5.033cm">
          <text:p text:style-name="P6"><text:span text:style-name="T3">query</text:span></text:p>
        </draw:rect>
        <draw:rect draw:style-name="gr2" draw:text-style-name="P7" draw:layer="layout" svg:width="1.5cm" svg:height="0.75cm" svg:x="8.213cm" svg:y="4.158cm">
          <text:p text:style-name="P6"><text:span text:style-name="T3">sail</text:span></text:p>
        </draw:rect>
        <draw:rect draw:style-name="gr2" draw:text-style-name="P7" draw:layer="layout" svg:width="2.75cm" svg:height="0.75cm" svg:x="9.838cm" svg:y="4.158cm">
          <text:p text:style-name="P6"><text:span text:style-name="T3">query logic</text:span></text:p>
        </draw:rect>
        <draw:rect draw:style-name="gr2" draw:text-style-name="P5" draw:layer="layout" svg:width="3cm" svg:height="0.75cm" svg:x="12.713cm" svg:y="4.158cm">
          <text:p text:style-name="P4"><text:span text:style-name="T3">query parser</text:span></text:p>
        </draw:rect>
        <draw:custom-shape draw:style-name="gr4" draw:text-style-name="P9" draw:layer="layout" svg:width="0.603cm" svg:height="0.603cm" draw:transform="rotate (0.7853981633973) translate (9.348cm 4.969cm)">
          <text:p text:style-name="P1"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rect draw:style-name="gr2" draw:text-style-name="P5" draw:layer="layout" svg:width="3.375cm" svg:height="0.75cm" svg:x="4.713cm" svg:y="4.158cm">
          <text:p text:style-name="P4"><text:span text:style-name="T3">query result i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666666" draw:fill-gradient-name="Gradient_20_7" draw:fill-hatch-name="Hatch_20_1" draw:fill-image-name="Bitmape_20_1" draw:opacity="100%" draw:fill-image-width="0cm" draw:fill-image-height="0cm" draw:textarea-horizontal-align="center" draw:textarea-vertical-align="top" fo:padding-top="0.1cm" fo:padding-bottom="0.1cm" fo:padding-left="0.1cm" fo:padding-right="0.1cm" draw:shadow="hidden" draw:shadow-offset-x="0.1cm" draw:shadow-offset-y="0.1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cccccc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533cm" fo:margin-bottom="21.971cm" fo:margin-left="1.463cm" fo:margin-right="4.152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rjohn Kampman</meta:initial-creator>
    <meta:creation-date>2005-06-07T13:47:49</meta:creation-date>
    <dc:creator>Arjohn Kampman</dc:creator>
    <dc:date>2007-02-13T21:54:34</dc:date>
    <meta:printed-by>Arjohn Kampman</meta:printed-by>
    <meta:print-date>2006-12-18T15:08:17</meta:print-date>
    <dc:language>en-US</dc:language>
    <meta:editing-cycles>41</meta:editing-cycles>
    <meta:editing-duration>P3DT0H15M3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